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 Mono" svg:font-family="'Roboto Mono'"/>
    <style:font-face style:name="inherit" svg:font-family="inherit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be111" officeooo:paragraph-rsid="001be111"/>
    </style:style>
    <style:style style:name="P2" style:family="paragraph" style:parent-style-name="Standard">
      <style:text-properties officeooo:rsid="001da135" officeooo:paragraph-rsid="001da135"/>
    </style:style>
    <style:style style:name="P3" style:family="paragraph" style:parent-style-name="Standard">
      <style:text-properties officeooo:rsid="001e32fc" officeooo:paragraph-rsid="001e32fc"/>
    </style:style>
    <style:style style:name="P4" style:family="paragraph" style:parent-style-name="Standard">
      <style:text-properties officeooo:rsid="001feda0" officeooo:paragraph-rsid="001feda0"/>
    </style:style>
    <style:style style:name="P5" style:family="paragraph" style:parent-style-name="Standard">
      <style:text-properties officeooo:rsid="00213460" officeooo:paragraph-rsid="00213460"/>
    </style:style>
    <style:style style:name="P6" style:family="paragraph" style:parent-style-name="Text_20_body">
      <style:text-properties fo:font-variant="normal" fo:text-transform="none" style:font-name="inherit" fo:font-size="9pt" fo:letter-spacing="normal" fo:font-style="normal" fo:font-weight="normal" officeooo:rsid="001be111" officeooo:paragraph-rsid="001be111"/>
    </style:style>
    <style:style style:name="P7" style:family="paragraph" style:parent-style-name="Standard">
      <style:text-properties officeooo:rsid="00223961" officeooo:paragraph-rsid="00223961"/>
    </style:style>
    <style:style style:name="P8" style:family="paragraph" style:parent-style-name="Standard">
      <style:text-properties officeooo:rsid="0022e317" officeooo:paragraph-rsid="0022e317"/>
    </style:style>
    <style:style style:name="P9" style:family="paragraph" style:parent-style-name="Text_20_body" style:list-style-name="L1">
      <style:paragraph-properties fo:margin-left="0in" fo:margin-right="0in" fo:margin-top="0in" fo:margin-bottom="0in" loext:contextual-spacing="false" fo:orphans="2" fo:widows="2" fo:text-indent="0in" style:auto-text-indent="false" fo:padding="0in" fo:border="none"/>
      <style:text-properties fo:font-variant="normal" fo:text-transform="none" style:font-name="inherit" fo:font-size="9pt" fo:letter-spacing="normal" fo:font-style="normal" fo:font-weight="normal"/>
    </style:style>
    <style:style style:name="P10" style:family="paragraph" style:parent-style-name="Text_20_body" style:list-style-name="L2">
      <style:paragraph-properties fo:margin-left="0in" fo:margin-right="0in" fo:margin-top="0in" fo:margin-bottom="0in" loext:contextual-spacing="false" fo:orphans="2" fo:widows="2" fo:text-indent="0in" style:auto-text-indent="false" fo:padding="0in" fo:border="none"/>
      <style:text-properties fo:font-variant="normal" fo:text-transform="none" style:font-name="inherit" fo:font-size="9pt" fo:letter-spacing="normal" fo:font-style="normal" fo:font-weight="normal"/>
    </style:style>
    <style:style style:name="P11" style:family="paragraph" style:parent-style-name="Text_20_body" style:list-style-name="L3">
      <style:paragraph-properties fo:margin-left="0in" fo:margin-right="0in" fo:margin-top="0in" fo:margin-bottom="0in" loext:contextual-spacing="false" fo:orphans="2" fo:widows="2" fo:text-indent="0in" style:auto-text-indent="false" fo:padding="0in" fo:border="none"/>
      <style:text-properties fo:font-variant="normal" fo:text-transform="none" style:font-name="inherit" fo:font-size="9pt" fo:letter-spacing="normal" fo:font-style="normal" fo:font-weight="normal"/>
    </style:style>
    <style:style style:name="P12" style:family="paragraph" style:parent-style-name="Text_20_body" style:list-style-name="L4">
      <style:paragraph-properties fo:margin-left="0in" fo:margin-right="0in" fo:margin-top="0in" fo:margin-bottom="0in" loext:contextual-spacing="false" fo:orphans="2" fo:widows="2" fo:text-indent="0in" style:auto-text-indent="false" fo:padding="0in" fo:border="none"/>
      <style:text-properties fo:font-variant="normal" fo:text-transform="none" style:font-name="inherit" fo:font-size="9pt" fo:letter-spacing="normal" fo:font-style="normal" fo:font-weight="normal"/>
    </style:style>
    <style:style style:name="T1" style:family="text">
      <style:text-properties fo:font-variant="normal" fo:text-transform="none" style:font-name="Roboto Mono" fo:font-size="9pt" fo:letter-spacing="normal" fo:font-style="normal" fo:font-weight="normal"/>
    </style:style>
    <style:style style:name="T2" style:family="text">
      <style:text-properties fo:font-variant="normal" fo:text-transform="none" style:font-name="Roboto Mono" fo:font-size="9pt" fo:letter-spacing="normal" fo:font-style="normal" fo:font-weight="bold" loext:padding="0in" loext:border="none"/>
    </style:style>
    <text:list-style style:name="L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4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inks might be useful:</text:p>
      <text:p text:style-name="P1"/>
      <text:p text:style-name="P1"><text:a xlink:type="simple" xlink:href="http://www.superskinnyme.com/full-body-workout-plan.html" text:style-name="Internet_20_link" text:visited-style-name="Visited_20_Internet_20_Link">http://www.superskinnyme.com/full-body-workout-plan.html</text:a></text:p>
      <text:p text:style-name="P1"/>
      <text:p text:style-name="P3">https://greatist.com/move/pregnancy-workouts-routines-to-keep-you-active</text:p>
      <text:p text:style-name="P1"/>
      <text:p text:style-name="P4"><text:a xlink:type="simple" xlink:href="https://greatist.com/move/pilates-exercises-bodyweight-moves-you-can-do-anywhere" text:style-name="Internet_20_link" text:visited-style-name="Visited_20_Internet_20_Link">https://greatist.com/move/pilates-exercises-bodyweight-moves-you-can-do-anywhere</text:a></text:p>
      <text:p text:style-name="P4"/>
      <text:p text:style-name="P5"><text:a xlink:type="simple" xlink:href="https://greatist.com/move/bodyweight-exercises-15-minute-hiit-workout-for-crazy-busy-days" text:style-name="Internet_20_link" text:visited-style-name="Visited_20_Internet_20_Link">https://greatist.com/move/bodyweight-exercises-15-minute-hiit-workout-for-crazy-busy-days</text:a></text:p>
      <text:p text:style-name="P5"/>
      <text:p text:style-name="P7"><text:a xlink:type="simple" xlink:href="https://greatist.com/move/timed-hiit-workout" text:style-name="Internet_20_link" text:visited-style-name="Visited_20_Internet_20_Link">https://greatist.com/move/timed-hiit-workout</text:a></text:p>
      <text:p text:style-name="P7"/>
      <text:p text:style-name="P8">https://greatist.com/move/compound-exercises</text:p>
      <text:p text:style-name="P1"/>
      <text:p text:style-name="P2">fonts:</text:p>
      <text:p text:style-name="P2"/>
      <text:p text:style-name="P1"><text:span text:style-name="T1">&lt;link href="https://fonts.googleapis.com/css?family=</text:span><text:span text:style-name="T2">Abril+Fatface|Josefin+Slab|Rokkitt|Signika|Vollkorn</text:span><text:span text:style-name="T1">" rel="stylesheet"&gt;</text:span></text:p>
      <text:p text:style-name="P1"/>
      <text:p text:style-name="P6">font-family: 'Abril Fatface', cursive;</text:p>
      <text:list xml:id="list9157014616385020020" text:style-name="L1">
        <text:list-item>
          <text:p text:style-name="P9">font-family: 'Signika', sans-serif;</text:p>
        </text:list-item>
      </text:list>
      <text:list xml:id="list5679965927415293990" text:style-name="L2">
        <text:list-item>
          <text:p text:style-name="P10">font-family: 'Vollkorn', serif;</text:p>
        </text:list-item>
      </text:list>
      <text:list xml:id="list207142663732902331" text:style-name="L3">
        <text:list-item>
          <text:p text:style-name="P11">font-family: 'Rokkitt', serif;</text:p>
        </text:list-item>
      </text:list>
      <text:list xml:id="list8844333052392559190" text:style-name="L4">
        <text:list-item>
          <text:p text:style-name="P12">font-family: 'Josefin Slab', serif;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 Mono" svg:font-family="'Roboto Mono'"/>
    <style:font-face style:name="inherit" svg:font-family="inherit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7T10:43:54.031973145</meta:creation-date>
    <dc:date>2017-05-28T15:14:11.613895056</dc:date>
    <meta:editing-duration>PT2M22S</meta:editing-duration>
    <meta:editing-cycles>7</meta:editing-cycles>
    <meta:generator>LibreOffice/5.1.6.2$Linux_X86_64 LibreOffice_project/10m0$Build-2</meta:generator>
    <meta:document-statistic meta:table-count="0" meta:image-count="0" meta:object-count="0" meta:page-count="1" meta:paragraph-count="14" meta:word-count="35" meta:character-count="712" meta:non-whitespace-character-count="695"/>
  </office:meta>
</office:document-meta>
</file>